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Tlwg Typewriter" svg:font-family="'Tlwg Typewriter'" style:font-family-generic="moder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erif CJK SC" style:font-name-asian="Noto Serif CJK SC"/>
    </style:style>
    <style:style style:name="ce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style:font-name="Noto Serif CJK SC" fo:font-weight="normal" style:font-name-asian="Noto Serif CJK SC" style:font-weight-asian="normal" style:font-weight-complex="normal"/>
    </style:style>
    <style:style style:name="ce5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Noto Serif CJK SC" fo:font-weight="normal" style:font-name-asian="Noto Serif CJK SC" style:font-weight-asian="normal" style:font-weight-complex="normal"/>
    </style:style>
    <style:style style:name="ce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Noto Serif CJK SC" fo:font-weight="bold" style:font-name-asian="Noto Serif CJK SC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erif CJK SC" style:font-name-asian="Noto Serif CJK SC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Noto Serif CJK SC" style:font-name-asian="Noto Serif CJK SC"/>
    </style:style>
    <style:style style:name="ce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Noto Serif CJK SC" fo:font-weight="normal" style:font-name-asian="Noto Serif CJK SC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erif CJK SC" fo:font-weight="normal" style:font-name-asian="Noto Serif CJK SC" style:font-weight-asian="normal" style:font-weight-complex="normal"/>
    </style:style>
    <style:style style:name="ce1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style:font-name="Noto Serif CJK SC" fo:font-weight="normal" style:font-name-asian="Noto Serif CJK SC" style:font-weight-asian="normal" style:font-weight-complex="normal"/>
    </style:style>
    <style:style style:name="ce12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Noto Serif CJK SC" fo:font-weight="normal" style:font-name-asian="Noto Serif CJK SC" style:font-weight-asian="normal" style:font-weight-complex="normal"/>
    </style:style>
    <style:style style:name="ce13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Noto Serif CJK SC" fo:font-weight="bold" style:font-name-asian="Noto Serif CJK SC" style:font-weight-asian="bold" style:font-weight-complex="bold"/>
    </style:style>
    <style:style style:name="ce1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font-name="Noto Serif CJK SC" fo:font-weight="normal" style:font-name-asian="Noto Serif CJK SC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Noto Serif CJK SC" style:font-name-asian="Noto Serif CJK SC"/>
    </style:style>
    <style:style style:name="T1" style:family="text">
      <style:text-properties style:font-name="Tlwg Typewrite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erif CJK SC" style:font-name-complex="Noto Sans CJK SC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erif CJK SC" style:font-name-complex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Tlwg Typewriter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erif CJK SC" style:font-name-complex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erif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erif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 CJK SC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erif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lwg Typewrite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erif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Noto Serif CJK SC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number-columns-repeated="9" table:default-cell-style-name="Default"/>
        <table:table-column table:style-name="co1" table:default-cell-style-name="Default"/>
        <table:table-column table:style-name="co1" table:number-columns-repeated="16373"/>
        <table:table-row table:style-name="ro1">
          <table:table-cell table:style-name="Default"/>
          <table:table-cell table:number-columns-repeated="10"/>
          <table:table-cell table:style-name="Default"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ARP 报文, 28 字节</text:p>
          </table:table-cell>
          <table:covered-table-cell table:number-columns-repeated="7" table:style-name="ce8"/>
          <table:covered-table-cell table:style-name="ce15"/>
          <table:table-cell/>
          <table:table-cell table:style-name="ce1" table:number-columns-repeated="16373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ARP 报头, 8 字节</text:p>
          </table:table-cell>
          <table:covered-table-cell table:number-columns-repeated="4" table:style-name="ce9"/>
          <table:table-cell table:style-name="ce11" office:value-type="string" calcext:value-type="string" table:number-columns-spanned="4" table:number-rows-spanned="1">
            <text:p>20 字节</text:p>
          </table:table-cell>
          <table:covered-table-cell table:number-columns-repeated="3" table:style-name="ce14"/>
          <table:table-cell/>
          <table:table-cell table:style-name="ce1" table:number-columns-repeated="16373"/>
        </table:table-row>
        <table:table-row table:style-name="ro2">
          <table:table-cell/>
          <table:table-cell table:number-columns-repeated="2" table:style-name="ce5" office:value-type="string" calcext:value-type="string">
            <text:p>2 字节</text:p>
          </table:table-cell>
          <table:table-cell table:number-columns-repeated="2" table:style-name="ce5" office:value-type="string" calcext:value-type="string">
            <text:p>1 字节</text:p>
          </table:table-cell>
          <table:table-cell table:style-name="ce5" office:value-type="string" calcext:value-type="string">
            <text:p>2 字节</text:p>
          </table:table-cell>
          <table:table-cell table:style-name="ce12" office:value-type="string" calcext:value-type="string">
            <text:p>6 字节</text:p>
          </table:table-cell>
          <table:table-cell table:style-name="ce12" office:value-type="string" calcext:value-type="string">
            <text:p>4 字节</text:p>
          </table:table-cell>
          <table:table-cell table:style-name="ce12" office:value-type="string" calcext:value-type="string">
            <text:p>6 字节</text:p>
          </table:table-cell>
          <table:table-cell table:style-name="ce12" office:value-type="string" calcext:value-type="string">
            <text:p>4 字节</text:p>
          </table:table-cell>
          <table:table-cell/>
          <table:table-cell table:style-name="ce1" table:number-columns-repeated="16373"/>
        </table:table-row>
        <table:table-row table:style-name="ro2">
          <table:table-cell/>
          <table:table-cell table:style-name="ce6" office:value-type="string" calcext:value-type="string">
            <text:p>硬件类型</text:p>
          </table:table-cell>
          <table:table-cell table:style-name="ce6" office:value-type="string" calcext:value-type="string">
            <text:p>上层协议类型</text:p>
          </table:table-cell>
          <table:table-cell table:style-name="ce6" office:value-type="string" calcext:value-type="string">
            <text:p>MAC 地址长度</text:p>
          </table:table-cell>
          <table:table-cell table:style-name="ce6" office:value-type="string" calcext:value-type="string">
            <text:p>IP 地址长度</text:p>
          </table:table-cell>
          <table:table-cell table:style-name="ce6" office:value-type="string" calcext:value-type="string">
            <text:p>操作类型</text:p>
          </table:table-cell>
          <table:table-cell table:style-name="ce13" office:value-type="string" calcext:value-type="string">
            <text:p>源 MAC 地址</text:p>
          </table:table-cell>
          <table:table-cell table:style-name="ce13" office:value-type="string" calcext:value-type="string">
            <text:p>源 IP 地址</text:p>
          </table:table-cell>
          <table:table-cell table:style-name="ce13" office:value-type="string" calcext:value-type="string">
            <text:p>目的 MAC 地址</text:p>
          </table:table-cell>
          <table:table-cell table:style-name="ce13" office:value-type="string" calcext:value-type="string">
            <text:p>目的 IP 地址</text:p>
          </table:table-cell>
          <table:table-cell/>
          <table:table-cell table:style-name="ce1" table:number-columns-repeated="16373"/>
        </table:table-row>
        <table:table-row table:style-name="ro3">
          <table:table-cell table:style-name="ce2"/>
          <table:table-cell table:style-name="ce7" office:value-type="string" calcext:value-type="string">
            <text:p>值为 <text:span text:style-name="T1">1</text:span> 表示</text:p>
            <text:p>以太网地址.</text:p>
          </table:table-cell>
          <table:table-cell table:style-name="ce7" office:value-type="string" calcext:value-type="string">
            <text:p>映射 IP 地址时值为 <text:span text:style-name="T1">0x0800</text:span>.</text:p>
          </table:table-cell>
          <table:table-cell table:style-name="ce7" office:value-type="string" calcext:value-type="string">
            <text:p>数值为 <text:span text:style-name="T1">6</text:span>.</text:p>
          </table:table-cell>
          <table:table-cell table:style-name="ce7" office:value-type="string" calcext:value-type="string">
            <text:p>数值为 <text:span text:style-name="T1">4</text:span>.</text:p>
          </table:table-cell>
          <table:table-cell table:style-name="ce10" office:value-type="string" calcext:value-type="string">
            <text:p><text:span text:style-name="T2">值为 </text:span><text:span text:style-name="T3">1</text:span><text:span text:style-name="T4"> 时请求,</text:span></text:p>
            <text:p><text:span text:style-name="T5">值</text:span><text:span text:style-name="T6">为 </text:span><text:span text:style-name="T7">2</text:span><text:span text:style-name="T6"> </text:span><text:span text:style-name="T8">时</text:span><text:span text:style-name="T9">应答.</text:span></text:p>
          </table:table-cell>
          <table:table-cell table:style-name="ce7" table:number-columns-repeated="2"/>
          <table:table-cell table:style-name="ce7" office:value-type="string" calcext:value-type="string">
            <text:p>若为请求报文,</text:p>
            <text:p>该字段值全为 <text:span text:style-name="T1">0</text:span>.</text:p>
          </table:table-cell>
          <table:table-cell table:style-name="ce7"/>
          <table:table-cell/>
          <table:table-cell table:style-name="ce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Tlwg Typewriter" svg:font-family="'Tlwg Typewriter'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00/00/00</text:date>, <text:time style:data-style-name="N2" text:time-value="18:58:53.248966922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8:39:51.089514618</meta:creation-date>
    <dc:date>2025-09-24T18:59:02.580933984</dc:date>
    <meta:editing-duration>PT8M39S</meta:editing-duration>
    <meta:editing-cycles>3</meta:editing-cycles>
    <meta:generator>LibreOffice/25.2.6.2$Linux_X86_64 LibreOffice_project/0b720ef5e7394b1db407719d7da75840109af140</meta:generator>
    <meta:document-statistic meta:table-count="1" meta:cell-count="27" meta:object-count="0"/>
  </office:meta>
</office:document-meta>
</file>